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da57e" officeooo:paragraph-rsid="001da57e" style:font-size-asian="13.1000003814697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Felipe Miguel Ortega de Souza</text:p>
      <text:p text:style-name="P1">RA: 04242002</text:p>
      <text:p text:style-name="P1"/>
      <text:p text:style-name="P1"/>
      <text:p text:style-name="P1">1. O que eu esperava aprender com TI?</text:p>
      <text:p text:style-name="P1"/>
      <text:p text:style-name="P1"><text:tab/>Não imaginava, quando eu pensava em TI não fazia ideia do que estava por vir.</text:p>
      <text:p text:style-name="P1"/>
      <text:p text:style-name="P1">2. O que eu aprendi?</text:p>
      <text:p text:style-name="P1"><text:tab/></text:p>
      <text:p text:style-name="P1"><text:tab/>Muita coisa. Acredito que com o Sr. Rafael Petry a coisa mais importante que aprendi é que o conhecimento é algo que devemos buscar sempre. Aprendi e tive o reforço da ideia de que ler livros é algo extremamente importante. Vendo o Sr. Rafael demonstrar todo seu conhecimento, foi algo que me fez ter ainda mais vontade de ir atrás de sabedoria pois vi como há possibilidades para todos. Meu maior aprendizado nessa matéria acredito que não foi algo necessariamente teórico, mas que posso mudar as coisas ao meu redor utilizando a tecnologia ao meu favor, tanto profissionalmente, como pessoalmente.</text:p>
      <text:p text:style-name="P1"><text:tab/>Em relação a matéria, aprendi que pensar no negócio é a parte mais importante do profissional, se não há entrega de valor para o negócio, não há valor no profissional. Aprendi muito sobre documentação, como entender o cliente e seu requisitos, sobre processos, melhoria continua e claro, NADA É ÓBVIO!</text:p>
      <text:p text:style-name="P1"/>
      <text:p text:style-name="P1">3. O que posso fazer para ser um aluno melhor?</text:p>
      <text:p text:style-name="P1"><text:tab/></text:p>
      <text:p text:style-name="P1"><text:tab/>Me inspirar mais nos professores e profissionais que vejo no dia a dia. Profissionais como Brandão, Marcio, Marcela, Thiago, Petry, etc… são profissionais absurdos de bom, pessoas que estão em formação e aprendizado constante, sempre mostrando que o esforço é compensando e que vale a pena lutar para alcançar a meta que almejamos. Acredito que usar essas pessoas como inspiração vai ser uma chave essencial tanto para meu desenvolvimento pessoa e profissional.</text:p>
      <text:p text:style-name="P1"><text:s/></text:p>
      <text:p text:style-name="P1">4. Quais minha sugestões para aula ser melhor?</text:p>
      <text:p text:style-name="P1"/>
      <text:p text:style-name="P1"><text:tab/>As aulas são extremamente completas, animadas, com um bom conteúdo e uma ótima sintetização dos conceitos. Muitas coisas que ouvi nessa aula eu tinha visto em livros, porém tiveram uma explicação muito mais simples e eficiente.</text:p>
      <text:p text:style-name="P1"><text:soft-page-break/><text:tab/>Do ponto de vista de aprendizado, acredito que mais exemplos e exemplos reais irão auxiliar os alunos a mensurarem melhor o quê realmente significa algum conceito. Exemplos amplos acredito que possam ser um ótimo auxilio para o aprendizado dos alunos em geral.</text:p>
      <text:p text:style-name="P1"/>
      <text:p text:style-name="P1"/>
      <text:p text:style-name="P1">CONSIDERAÇÕES FINAIS.</text:p>
      <text:p text:style-name="P1"/>
      <text:p text:style-name="P1"><text:tab/>Gostaria de lhe agradecer sobre a oportunidade de me tornar uma pessoa melhor e mais íntegra. Suas palavras e ensinamentos não são em vão, muitas coisas que você diz servem de inspiração para mim e me faz realmente acreditar no futuro. Tenho apenas a agradecer a você, pois você está possibilitando a mudança de vida de um jovem, que talvez nunca fosse ter a oportunidade de conviver com determinadas pessoas, trabalhar em determinadas empresas e de poder estudar em uma instituição de ensino de excelência. É difícil lhe dizer considerações finais, apenas sou muito grato por tudo que você nos ensinou e pela chance de um futuro melhor que você me proporciono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5:50:20.043676678</meta:creation-date>
    <dc:date>2024-12-09T16:11:48.806022272</dc:date>
    <meta:editing-duration>PT21M29S</meta:editing-duration>
    <meta:editing-cycles>1</meta:editing-cycles>
    <meta:document-statistic meta:table-count="0" meta:image-count="0" meta:object-count="0" meta:page-count="2" meta:paragraph-count="17" meta:word-count="468" meta:character-count="2815" meta:non-whitespace-character-count="2350"/>
    <meta:generator>LibreOffice/24.2.6.2$Linux_X86_64 LibreOffice_project/420$Build-2</meta:generator>
  </office:meta>
</office:document-meta>
</file>